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cm" fo:min-width="17cm"/>
      <style:paragraph-properties style:writing-mode="lr-tb"/>
    </style:style>
    <style:style style:name="gr2" style:family="graphic" style:parent-style-name="standard">
      <style:graphic-properties draw:fill="solid" draw:fill-color="#ff4000" draw:textarea-horizontal-align="justify" draw:textarea-vertical-align="middle" draw:auto-grow-height="false" fo:min-height="2cm" fo:min-width="4.5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cm" fo:min-width="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2.75cm" fo:min-width="6.75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2.5cm" fo:min-width="6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cm" fo:min-width="13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10.75cm" svg:x="1cm" svg:y="1cm">
          <text:p text:style-name="P1">Timelapse Box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25cm" svg:x="2.25cm" svg:y="3cm">
          <text:p text:style-name="P1">Pi Zer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.25cm" svg:x="13.5cm" svg:y="3cm">
          <text:p text:style-name="P1">DHT2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.25cm" svg:x="10.5cm" svg:y="3cm">
          <text:p text:style-name="P1">MHQ-<text:line-break/>13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4.75cm" svg:x="3.25cm" svg:y="11cm">
          <text:p text:style-name="P1">Lo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2.5cm" svg:x="12.25cm" svg:y="10.5cm">
          <text:p text:style-name="P1">Kamera<text:line-break/>(1-3x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5cm" svg:height="3cm" svg:x="2.25cm" svg:y="6.75cm">
          <text:p text:style-name="P1">LiPo Battery</text:p>
          <text:p text:style-name="P1"><text:s/>Up to 10.000mAh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cm" svg:height="2.75cm" svg:x="10.5cm" svg:y="6.75cm">
          <text:p text:style-name="P1">PV Panel - ~6W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5cm" svg:height="5.5cm" svg:x="3.25cm" svg:y="21.25cm">
          <text:p text:style-name="P1">Raspberry Pi<text:line-break/>Data Processing and Hosting of Weppage</text:p>
          <text:p text:style-name="P1">with TimeLapse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75cm" svg:y1="21.25cm" svg:x2="11.75cm" svg:y2="11.75cm">
          <text:p/>
        </draw:line>
        <draw:line draw:style-name="gr10" draw:text-style-name="P5" draw:layer="layout" svg:x1="9.5cm" svg:y1="11.75cm" svg:x2="9.5cm" svg:y2="21.25cm">
          <text:p/>
        </draw:line>
        <draw:frame draw:style-name="gr11" draw:text-style-name="P6" draw:layer="layout" svg:width="5cm" svg:height="3.095cm" svg:x="12cm" svg:y="15.25cm">
          <draw:text-box>
            <text:p>Get Data (1h Interval / Recived Image not Clear)</text:p>
          </draw:text-box>
        </draw:frame>
        <draw:frame draw:style-name="gr12" draw:text-style-name="P6" draw:layer="layout" svg:width="3.5cm" svg:height="2cm" svg:x="6.25cm" svg:y="16.75cm">
          <draw:text-box>
            <text:p>Send Data</text:p>
          </draw:text-box>
        </draw:frame>
        <draw:frame draw:style-name="gr13" draw:text-style-name="P6" draw:layer="layout" svg:width="17cm" svg:height="2.384cm" svg:x="1.75cm" svg:y="27.5cm">
          <draw:text-box>
            <text:p>Data = Image, Temerature, RH, CO2 ppm<text:line-break/>Data Processing = AI Image recognition, is the image obstructed?</text:p>
          </draw:text-box>
        </draw:frame>
        <draw:custom-shape draw:style-name="gr4" draw:text-style-name="P1" draw:layer="layout" svg:width="1.5cm" svg:height="4.75cm" svg:x="3.5cm" svg:y="18.25cm">
          <text:p text:style-name="P1">LoRa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5:16:20.317807601</meta:creation-date>
    <dc:date>2023-10-16T15:54:44.941498330</dc:date>
    <meta:editing-duration>PT18M4S</meta:editing-duration>
    <meta:editing-cycles>1</meta:editing-cycles>
    <meta:document-statistic meta:object-count="15"/>
    <meta:generator>LibreOffice/7.0.4.2$Linux_X86_64 LibreOffice_project/00$Build-2</meta:generator>
  </office:meta>
</office:document-meta>
</file>